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333333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33333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1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421cm"/>
    </style:style>
    <style:style style:name="gr1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2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5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7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0.163cm"/>
    </style:style>
    <style:style style:name="gr19" style:family="graphic" style:parent-style-name="standard">
      <style:graphic-properties svg:stroke-width="0.053cm" svg:stroke-color="#80808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9cm" fo:min-width="0.32cm"/>
    </style:style>
    <style:style style:name="gr21" style:family="graphic" style:parent-style-name="objectwithoutfill">
      <style:graphic-properties svg:stroke-width="0.053cm" svg:stroke-color="#6b2394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008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</style:style>
    <style:style style:name="gr25" style:family="graphic" style:parent-style-name="standard">
      <style:graphic-properties svg:stroke-width="0.053cm" svg:stroke-color="#6b2394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88cm"/>
    </style:style>
    <style:style style:name="gr28" style:family="graphic" style:parent-style-name="standard">
      <style:graphic-properties svg:stroke-width="0.053cm" svg:stroke-color="#ff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6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8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8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52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41cm"/>
    </style:style>
    <style:style style:name="gr35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top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7" style:family="graphic" style:parent-style-name="objectwithoutfill">
      <style:graphic-properties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3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86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9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5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3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3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7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239cm"/>
    </style:style>
    <style:style style:name="gr48" style:family="graphic" style:parent-style-name="objectwithoutfill">
      <style:graphic-properties svg:stroke-width="0.081cm" svg:stroke-color="#333333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53cm" svg:stroke-color="#008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2cm"/>
    </style:style>
    <style:style style:name="gr51" style:family="graphic" style:parent-style-name="objectwithoutfill">
      <style:graphic-properties draw:stroke="solid"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2" style:family="graphic" style:parent-style-name="standard">
      <style:graphic-properties svg:stroke-width="0.053cm" svg:stroke-color="#00ff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3" style:family="graphic" style:parent-style-name="objectwithoutfill">
      <style:graphic-properties svg:stroke-width="0.053cm" svg:stroke-color="#00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4" style:family="graphic" style:parent-style-name="objectwithoutfill">
      <style:graphic-properties draw:stroke="solid"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5" style:family="graphic" style:parent-style-name="objectwithoutfill">
      <style:graphic-properties svg:stroke-width="0.053cm" svg:stroke-color="#ff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28cm"/>
    </style:style>
    <style:style style:name="gr57" style:family="graphic" style:parent-style-name="standard">
      <style:graphic-properties svg:stroke-width="0.053cm" svg:stroke-color="#0000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0000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082cm"/>
    </style:style>
    <style:style style:name="gr60" style:family="graphic" style:parent-style-name="objectwithoutfill">
      <style:graphic-properties svg:stroke-width="0.053cm" svg:stroke-color="#ffd32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3cm" fo:min-width="0.4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32cm"/>
    </style:style>
    <style:style style:name="gr63" style:family="graphic" style:parent-style-name="standard">
      <style:graphic-properties draw:stroke="solid" svg:stroke-width="0.081cm" svg:stroke-color="#9966cc" draw:marker-start-width="0.321cm" draw:marker-end-width="0.321cm" svg:stroke-linecap="round" draw:fill="solid" draw:fill-color="#e6e6ff" draw:textarea-horizontal-align="left" draw:auto-grow-height="true" draw:auto-grow-width="true" fo:min-height="2.821cm" fo:min-width="2.258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1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6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18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52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P3" style:family="paragraph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4" style:family="paragraph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6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9pt" style:font-size-asian="9pt" style:font-size-complex="9pt"/>
    </style:style>
    <style:style style:name="P8" style:family="paragraph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P9" style:family="paragraph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P10" style:family="paragraph">
      <style:text-properties fo:color="#0000ff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Times New Roman'" style:font-family-generic="roman" style:font-pitch="variable" fo:font-size="9pt" style:font-size-asian="9pt" style:font-size-complex="9pt"/>
    </style:style>
    <style:style style:name="T2" style:family="text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T3" style:family="text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T4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5" style:family="text">
      <style:text-properties fo:color="#6b2394" fo:font-family="'Times New Roman'" style:font-style-name="Italic" style:font-family-generic="roman" style:font-pitch="variable" fo:font-size="9pt" style:font-size-asian="9pt" style:font-size-complex="9pt"/>
    </style:style>
    <style:style style:name="T6" style:family="text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T7" style:family="text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8" style:family="text">
      <style:text-properties style:text-position="-33% 58%"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9" style:family="text">
      <style:text-properties fo:color="#00ffff" fo:font-family="'Times New Roman'" style:font-style-name="Italic" style:font-family-generic="roman" style:font-pitch="variable" fo:font-size="9pt" style:font-size-asian="9pt" style:font-size-complex="9pt"/>
    </style:style>
    <style:style style:name="T10" style:family="text">
      <style:text-properties fo:color="#0000ff" fo:font-family="'Times New Roman'" style:font-style-name="Italic" style:font-family-generic="roman" style:font-pitch="variable" fo:font-size="9pt" style:font-size-asian="9pt" style:font-size-complex="9pt"/>
    </style:style>
    <style:style style:name="T11" style:family="text">
      <style:text-properties fo:color="#dc2300" fo:font-family="'Times New Roman'" style:font-style-name="Italic" style:font-family-generic="roman" style:font-pitch="variable" fo:font-size="9pt" style:font-size-asian="9pt" style:font-size-complex="9pt"/>
    </style:style>
    <style:style style:name="T12" style:family="text">
      <style:text-properties fo:color="#0000ff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3" style:family="text">
      <style:text-properties fo:color="#ff0000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4" style:family="text">
      <style:text-properties fo:color="#008000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5" style:family="text">
      <style:text-properties fo:color="#6b2394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6" style:family="text">
      <style:text-properties fo:color="#ffd320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7" style:family="text">
      <style:text-properties fo:color="#00ffff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4cm" svg:height="3.1cm" svg:x="10.5cm" svg:y="8.8cm">
            <text:p/>
          </draw:rect>
          <draw:custom-shape draw:style-name="gr2" draw:text-style-name="P1" draw:layer="layout" svg:width="0.8cm" svg:height="0.3cm" svg:x="10.7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11.1cm" svg:y1="8.8cm" svg:x2="11.1cm" svg:y2="8.6cm">
            <text:p/>
          </draw:line>
          <draw:frame draw:style-name="gr4" draw:text-style-name="P2" draw:layer="layout" svg:width="1.137cm" svg:height="0.603cm" svg:x="10.6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10.309cm" svg:y="9.097cm">
            <draw:text-box>
              <text:p><text:span text:style-name="T1">A1</text:span></text:p>
            </draw:text-box>
          </draw:frame>
          <draw:line draw:style-name="gr3" draw:text-style-name="P1" draw:layer="layout" svg:x1="10.5cm" svg:y1="9.4cm" svg:x2="10.3cm" svg:y2="9.4cm">
            <text:p/>
          </draw:line>
          <draw:line draw:style-name="gr3" draw:text-style-name="P1" draw:layer="layout" svg:x1="10.5cm" svg:y1="10.5cm" svg:x2="10.3cm" svg:y2="10.5cm">
            <text:p/>
          </draw:line>
          <draw:line draw:style-name="gr3" draw:text-style-name="P1" draw:layer="layout" svg:x1="10.5cm" svg:y1="11.2cm" svg:x2="10.3cm" svg:y2="11.2cm">
            <text:p/>
          </draw:line>
          <draw:line draw:style-name="gr3" draw:text-style-name="P1" draw:layer="layout" svg:x1="10.5cm" svg:y1="11.6cm" svg:x2="10.3cm" svg:y2="11.6cm">
            <text:p/>
          </draw:line>
          <draw:line draw:style-name="gr3" draw:text-style-name="P1" draw:layer="layout" svg:x1="14.1cm" svg:y1="9.3cm" svg:x2="13.9cm" svg:y2="9.3cm">
            <text:p/>
          </draw:line>
          <draw:line draw:style-name="gr3" draw:text-style-name="P1" draw:layer="layout" svg:x1="14.1cm" svg:y1="10.5cm" svg:x2="13.9cm" svg:y2="10.5cm">
            <text:p/>
          </draw:line>
          <draw:frame draw:style-name="gr5" draw:text-style-name="P2" draw:layer="layout" svg:width="0.891cm" svg:height="0.603cm" svg:x="10.309cm" svg:y="10.197cm">
            <draw:text-box>
              <text:p><text:span text:style-name="T1">A2</text:span></text:p>
            </draw:text-box>
          </draw:frame>
          <draw:frame draw:style-name="gr5" draw:text-style-name="P2" draw:layer="layout" svg:width="0.891cm" svg:height="0.603cm" svg:x="10.309cm" svg:y="10.897cm">
            <draw:text-box>
              <text:p><text:span text:style-name="T1">A3</text:span></text:p>
            </draw:text-box>
          </draw:frame>
          <draw:frame draw:style-name="gr6" draw:text-style-name="P2" draw:layer="layout" svg:width="1.192cm" svg:height="0.603cm" svg:x="10.309cm" svg:y="11.297cm">
            <draw:text-box>
              <text:p><text:span text:style-name="T1">WD3</text:span></text:p>
            </draw:text-box>
          </draw:frame>
          <draw:frame draw:style-name="gr7" draw:text-style-name="P2" draw:layer="layout" svg:width="1.103cm" svg:height="0.603cm" svg:x="13cm" svg:y="8.997cm">
            <draw:text-box>
              <text:p><text:span text:style-name="T1">RD1</text:span></text:p>
            </draw:text-box>
          </draw:frame>
          <draw:frame draw:style-name="gr7" draw:text-style-name="P2" draw:layer="layout" svg:width="1.103cm" svg:height="0.603cm" svg:x="13.001cm" svg:y="10.197cm">
            <draw:text-box>
              <text:p><text:span text:style-name="T1">RD2</text:span></text:p>
            </draw:text-box>
          </draw:frame>
          <draw:line draw:style-name="gr3" draw:text-style-name="P1" draw:layer="layout" svg:x1="12.2cm" svg:y1="8.8cm" svg:x2="12.2cm" svg:y2="8.6cm">
            <text:p/>
          </draw:line>
          <draw:frame draw:style-name="gr8" draw:text-style-name="P2" draw:layer="layout" svg:width="1.154cm" svg:height="0.603cm" svg:x="11.6cm" svg:y="8.697cm">
            <draw:text-box>
              <text:p><text:span text:style-name="T1">WE3</text:span></text:p>
            </draw:text-box>
          </draw:frame>
          <draw:frame draw:style-name="gr9" draw:text-style-name="P3" draw:layer="layout" svg:width="1.632cm" svg:height="0.955cm" svg:x="12.14cm" svg:y="10.9cm">
            <draw:text-box>
              <text:p><text:span text:style-name="T2">Register</text:span></text:p>
              <text:p text:style-name="P1"><text:span text:style-name="T2">File</text:span></text:p>
            </draw:text-box>
          </draw:frame>
          <draw:frame draw:style-name="gr10" draw:text-style-name="P4" draw:layer="layout" svg:width="0.921cm" svg:height="0.678cm" svg:x="9.779cm" svg:y="8.8cm">
            <draw:text-box>
              <text:p><text:span text:style-name="T3">25:21</text:span></text:p>
            </draw:text-box>
          </draw:frame>
          <draw:frame draw:style-name="gr10" draw:text-style-name="P4" draw:layer="layout" svg:width="0.921cm" svg:height="0.678cm" svg:x="9.779cm" svg:y="9.9cm">
            <draw:text-box>
              <text:p><text:span text:style-name="T3">20:16</text:span></text:p>
            </draw:text-box>
          </draw:frame>
        </draw:g>
        <draw:g>
          <draw:rect draw:style-name="gr11" draw:text-style-name="P5" draw:layer="layout" svg:width="2.3cm" svg:height="3.1cm" svg:x="22.2cm" svg:y="9.6cm">
            <text:p text:style-name="P1"><text:span text:style-name="T2">Data</text:span></text:p>
            <text:p text:style-name="P1"><text:span text:style-name="T2">Memory</text:span></text:p>
          </draw:rect>
          <draw:custom-shape draw:style-name="gr2" draw:text-style-name="P1" draw:layer="layout" svg:width="0.8cm" svg:height="0.3cm" svg:x="22.4cm" svg:y="9.6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22.8cm" svg:y1="9.6cm" svg:x2="22.8cm" svg:y2="9.4cm">
            <text:p/>
          </draw:line>
          <draw:line draw:style-name="gr3" draw:text-style-name="P1" draw:layer="layout" svg:x1="22.2cm" svg:y1="10.2cm" svg:x2="22cm" svg:y2="10.2cm">
            <text:p/>
          </draw:line>
          <draw:line draw:style-name="gr3" draw:text-style-name="P1" draw:layer="layout" svg:x1="22.2cm" svg:y1="11.9cm" svg:x2="22cm" svg:y2="11.9cm">
            <text:p/>
          </draw:line>
          <draw:line draw:style-name="gr3" draw:text-style-name="P1" draw:layer="layout" svg:x1="24.7cm" svg:y1="10.2cm" svg:x2="24.5cm" svg:y2="10.2cm">
            <text:p/>
          </draw:line>
          <draw:frame draw:style-name="gr4" draw:text-style-name="P2" draw:layer="layout" svg:width="1.137cm" svg:height="0.603cm" svg:x="22.263cm" svg:y="8.9cm">
            <draw:text-box>
              <text:p><text:span text:style-name="T1">CLK</text:span></text:p>
            </draw:text-box>
          </draw:frame>
          <draw:frame draw:style-name="gr12" draw:text-style-name="P2" draw:layer="layout" svg:width="0.731cm" svg:height="0.603cm" svg:x="22cm" svg:y="9.897cm">
            <draw:text-box>
              <text:p><text:span text:style-name="T1">A</text:span></text:p>
            </draw:text-box>
          </draw:frame>
          <draw:frame draw:style-name="gr13" draw:text-style-name="P2" draw:layer="layout" svg:width="1.031cm" svg:height="0.603cm" svg:x="22cm" svg:y="11.6cm">
            <draw:text-box>
              <text:p><text:span text:style-name="T1">WD</text:span></text:p>
            </draw:text-box>
          </draw:frame>
          <draw:frame draw:style-name="gr14" draw:text-style-name="P2" draw:layer="layout" svg:width="0.997cm" svg:height="0.603cm" svg:x="23.3cm" svg:y="9.497cm">
            <draw:text-box>
              <text:p><text:span text:style-name="T1">WE</text:span></text:p>
            </draw:text-box>
          </draw:frame>
          <draw:frame draw:style-name="gr15" draw:text-style-name="P2" draw:layer="layout" svg:width="0.942cm" svg:height="0.603cm" svg:x="23.758cm" svg:y="9.897cm">
            <draw:text-box>
              <text:p><text:span text:style-name="T1">RD</text:span></text:p>
            </draw:text-box>
          </draw:frame>
          <draw:line draw:style-name="gr3" draw:text-style-name="P1" draw:layer="layout" svg:x1="23.8cm" svg:y1="9.6cm" svg:x2="23.8cm" svg:y2="9.4cm">
            <text:p/>
          </draw:line>
        </draw:g>
        <draw:g>
          <draw:rect draw:style-name="gr1" draw:text-style-name="P1" draw:layer="layout" svg:width="0.8cm" svg:height="1.3cm" svg:x="4.2cm" svg:y="8.8cm">
            <text:p/>
          </draw:rect>
          <draw:custom-shape draw:style-name="gr2" draw:text-style-name="P1" draw:layer="layout" svg:width="0.8cm" svg:height="0.3cm" svg:x="4.2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4.6cm" svg:y1="8.8cm" svg:x2="4.6cm" svg:y2="8.6cm">
            <text:p/>
          </draw:line>
          <draw:line draw:style-name="gr3" draw:text-style-name="P1" draw:layer="layout" svg:x1="5cm" svg:y1="9.5cm" svg:x2="5.2cm" svg:y2="9.5cm">
            <text:p/>
          </draw:line>
          <draw:line draw:style-name="gr3" draw:text-style-name="P1" draw:layer="layout" svg:x1="4cm" svg:y1="9.5cm" svg:x2="4.2cm" svg:y2="9.5cm">
            <text:p/>
          </draw:line>
          <draw:frame draw:style-name="gr4" draw:text-style-name="P2" draw:layer="layout" svg:width="1.137cm" svg:height="0.603cm" svg:x="4.063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4.8cm" svg:y="8.997cm">
            <draw:text-box>
              <text:p><text:span text:style-name="T1">PC</text:span></text:p>
            </draw:text-box>
          </draw:frame>
          <draw:frame draw:style-name="gr16" draw:text-style-name="P2" draw:layer="layout" svg:width="0.947cm" svg:height="0.603cm" svg:x="3.421cm" svg:y="8.997cm">
            <draw:text-box>
              <text:p><text:span text:style-name="T1">PC'</text:span></text:p>
            </draw:text-box>
          </draw:frame>
        </draw:g>
        <draw:g>
          <draw:custom-shape draw:style-name="gr17" draw:text-style-name="P1" draw:layer="layout" svg:width="1.4cm" svg:height="0.6cm" draw:transform="rotate (1.5707963267946) translate (1.6cm 9.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.4cm" svg:y="8.5cm">
            <draw:text-box>
              <text:p><text:span text:style-name="T4">0</text:span></text:p>
              <text:p><text:span text:style-name="T4">1</text:span></text:p>
            </draw:text-box>
          </draw:frame>
          <draw:line draw:style-name="gr3" draw:text-style-name="P1" draw:layer="layout" svg:x1="2.2cm" svg:y1="9cm" svg:x2="2.4cm" svg:y2="9cm">
            <text:p/>
          </draw:line>
          <draw:line draw:style-name="gr3" draw:text-style-name="P1" draw:layer="layout" svg:x1="1.4cm" svg:y1="8.8cm" svg:x2="1.6cm" svg:y2="8.8cm">
            <text:p/>
          </draw:line>
          <draw:line draw:style-name="gr3" draw:text-style-name="P1" draw:layer="layout" svg:x1="1.4cm" svg:y1="9.2cm" svg:x2="1.6cm" svg:y2="9.2cm">
            <text:p/>
          </draw:line>
        </draw:g>
        <draw:g>
          <draw:custom-shape draw:style-name="gr19" draw:text-style-name="P1" draw:layer="layout" svg:width="2.2cm" svg:height="0.6cm" draw:transform="rotate (1.5707963267946) translate (25.9cm 11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5.7cm" svg:y="9.5cm">
            <draw:text-box>
              <text:p><text:span text:style-name="T4">00</text:span></text:p>
              <text:p><text:span text:style-name="T4">01</text:span></text:p>
              <text:p><text:span text:style-name="T5">10</text:span></text:p>
              <text:p><text:span text:style-name="T6">11</text:span></text:p>
            </draw:text-box>
          </draw:frame>
          <draw:line draw:style-name="gr3" draw:text-style-name="P1" draw:layer="layout" svg:x1="26.5cm" svg:y1="10.3cm" svg:x2="26.7cm" svg:y2="10.3cm">
            <text:p/>
          </draw:line>
          <draw:line draw:style-name="gr3" draw:text-style-name="P1" draw:layer="layout" svg:x1="25.7cm" svg:y1="9.8cm" svg:x2="25.9cm" svg:y2="9.8cm">
            <text:p/>
          </draw:line>
          <draw:line draw:style-name="gr3" draw:text-style-name="P1" draw:layer="layout" svg:x1="25.7cm" svg:y1="10.2cm" svg:x2="25.9cm" svg:y2="10.2cm">
            <text:p/>
          </draw:line>
          <draw:line draw:style-name="gr21" draw:text-style-name="P1" draw:layer="layout" svg:x1="25.7cm" svg:y1="10.5cm" svg:x2="25.9cm" svg:y2="10.5cm">
            <text:p/>
          </draw:line>
          <draw:line draw:style-name="gr22" draw:text-style-name="P1" draw:layer="layout" svg:x1="25.7cm" svg:y1="10.9cm" svg:x2="25.9cm" svg:y2="10.9cm">
            <text:p/>
          </draw:line>
        </draw:g>
        <draw:g>
          <draw:custom-shape draw:style-name="gr2" draw:text-style-name="P7" draw:layer="layout" svg:width="2.6cm" svg:height="1cm" draw:transform="rotate (1.5707963267946) translate (19.106cm 11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106cm 10.308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8.9cm" svg:y="10.06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1cm" svg:y1="10.2cm" svg:x2="20.2cm" svg:y2="10.2cm">
            <text:p/>
          </draw:line>
          <draw:line draw:style-name="gr3" draw:text-style-name="P1" draw:layer="layout" svg:x1="19cm" svg:y1="9.5cm" svg:x2="19.1cm" svg:y2="9.5cm">
            <text:p/>
          </draw:line>
          <draw:line draw:style-name="gr3" draw:text-style-name="P1" draw:layer="layout" svg:x1="19.006cm" svg:y1="11cm" svg:x2="19.106cm" svg:y2="11cm">
            <text:p/>
          </draw:line>
          <draw:frame draw:style-name="gr24" draw:text-style-name="P2" draw:layer="layout" svg:width="1.254cm" svg:height="0.603cm" draw:transform="rotate (1.5716689914206) translate (19.597cm 10.8cm)">
            <draw:text-box>
              <text:p><text:span text:style-name="T1">ALU</text:span></text:p>
            </draw:text-box>
          </draw:frame>
          <draw:line draw:style-name="gr3" draw:text-style-name="P1" draw:layer="layout" svg:x1="20.1cm" svg:y1="9.6cm" svg:x2="20.2cm" svg:y2="9.6cm">
            <text:p/>
          </draw:line>
          <draw:frame draw:style-name="gr7" draw:text-style-name="P2" draw:layer="layout" svg:width="1.103cm" svg:height="0.603cm" svg:x="19.9cm" svg:y="9.097cm">
            <draw:text-box>
              <text:p><text:span text:style-name="T1">Zero</text:span></text:p>
            </draw:text-box>
          </draw:frame>
        </draw:g>
        <draw:g>
          <draw:custom-shape draw:style-name="gr25" draw:text-style-name="P1" draw:layer="layout" svg:width="1.6cm" svg:height="0.6cm" svg:x="13.2cm" svg:y="17.517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6" draw:text-style-name="P6" draw:layer="layout" svg:width="1.4cm" svg:height="0.955cm" svg:x="13.3cm" svg:y="17.517cm">
            <draw:text-box>
              <text:p><text:span text:style-name="T4">&lt;&lt; 16</text:span></text:p>
            </draw:text-box>
          </draw:frame>
        </draw:g>
        <draw:g>
          <draw:custom-shape draw:style-name="gr2" draw:text-style-name="P1" draw:layer="layout" svg:width="2.7cm" svg:height="0.9cm" svg:x="12.1cm" svg:y="15.3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7" draw:text-style-name="P2" draw:layer="layout" svg:width="1.988cm" svg:height="0.603cm" svg:x="12.521cm" svg:y="15.5cm">
            <draw:text-box>
              <text:p><text:span text:style-name="T1">SignExtend</text:span></text:p>
            </draw:text-box>
          </draw:frame>
        </draw:g>
        <draw:g>
          <draw:custom-shape draw:style-name="gr28" draw:text-style-name="P1" draw:layer="layout" svg:width="2.7cm" svg:height="0.9cm" svg:x="12.1cm" svg:y="16.4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9" draw:text-style-name="P2" draw:layer="layout" svg:width="2.145cm" svg:height="0.603cm" svg:x="12.36cm" svg:y="16.597cm">
            <draw:text-box>
              <text:p><text:span text:style-name="T1">ZeroExtImm</text:span></text:p>
            </draw:text-box>
          </draw:frame>
        </draw:g>
        <draw:g>
          <draw:custom-shape draw:style-name="gr2" draw:text-style-name="P1" draw:layer="layout" svg:width="0.8cm" svg:height="0.6cm" svg:x="22.6cm" svg:y="3.7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3" draw:text-style-name="P1" draw:layer="layout" svg:x1="23.4cm" svg:y1="4cm" svg:x2="23.6cm" svg:y2="4cm">
            <text:p/>
          </draw:line>
          <draw:line draw:style-name="gr3" draw:text-style-name="P1" draw:layer="layout" svg:x1="22.4cm" svg:y1="3.8cm" svg:x2="22.6cm" svg:y2="3.8cm">
            <text:p/>
          </draw:line>
          <draw:line draw:style-name="gr3" draw:text-style-name="P1" draw:layer="layout" svg:x1="22.4cm" svg:y1="4.2cm" svg:x2="22.6cm" svg:y2="4.2cm">
            <text:p/>
          </draw:line>
        </draw:g>
        <draw:g>
          <draw:custom-shape draw:style-name="gr2" draw:text-style-name="P1" draw:layer="layout" svg:width="2cm" svg:height="1cm" draw:transform="rotate (1.5707963267946) translate (6.213cm 17.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6.213cm 17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6.007cm" svg:y="16.7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7.213cm" svg:y1="16.9cm" svg:x2="7.313cm" svg:y2="16.9cm">
            <text:p/>
          </draw:line>
          <draw:line draw:style-name="gr3" draw:text-style-name="P1" draw:layer="layout" svg:x1="6.113cm" svg:y1="16.3cm" svg:x2="6.213cm" svg:y2="16.3cm">
            <text:p/>
          </draw:line>
          <draw:line draw:style-name="gr3" draw:text-style-name="P1" draw:layer="layout" svg:x1="6.113cm" svg:y1="17.4cm" svg:x2="6.213cm" svg:y2="17.4cm">
            <text:p/>
          </draw:line>
          <draw:frame draw:style-name="gr30" draw:text-style-name="P2" draw:layer="layout" svg:width="0.663cm" svg:height="0.603cm" svg:x="5.607cm" svg:y="17.1cm">
            <draw:text-box>
              <text:p><text:span text:style-name="T1">4</text:span></text:p>
            </draw:text-box>
          </draw:frame>
          <draw:frame draw:style-name="gr31" draw:text-style-name="P3" draw:layer="layout" svg:width="0.684cm" svg:height="0.603cm" svg:x="6.548cm" svg:y="16.597cm">
            <draw:text-box>
              <text:p><text:span text:style-name="T2">+</text:span></text:p>
            </draw:text-box>
          </draw:frame>
          <draw:frame draw:style-name="gr32" draw:text-style-name="P2" draw:layer="layout" svg:width="1.387cm" svg:height="0.603cm" svg:x="7.013cm" svg:y="16.397cm">
            <draw:text-box>
              <text:p><text:span text:style-name="T1">PC + 4</text:span></text:p>
            </draw:text-box>
          </draw:frame>
        </draw:g>
        <draw:g>
          <draw:rect draw:style-name="gr1" draw:text-style-name="P1" draw:layer="layout" svg:width="2.3cm" svg:height="3.1cm" svg:x="6.1cm" svg:y="8.8cm">
            <text:p/>
          </draw:rect>
          <draw:line draw:style-name="gr3" draw:text-style-name="P1" draw:layer="layout" svg:x1="6.1cm" svg:y1="9.5cm" svg:x2="6cm" svg:y2="9.5cm">
            <text:p/>
          </draw:line>
          <draw:line draw:style-name="gr3" draw:text-style-name="P1" draw:layer="layout" svg:x1="8.5cm" svg:y1="9.5cm" svg:x2="8.4cm" svg:y2="9.5cm">
            <text:p/>
          </draw:line>
          <draw:frame draw:style-name="gr12" draw:text-style-name="P2" draw:layer="layout" svg:width="0.731cm" svg:height="0.603cm" svg:x="5.9cm" svg:y="9.197cm">
            <draw:text-box>
              <text:p><text:span text:style-name="T1">A</text:span></text:p>
            </draw:text-box>
          </draw:frame>
          <draw:frame draw:style-name="gr15" draw:text-style-name="P2" draw:layer="layout" svg:width="0.942cm" svg:height="0.603cm" svg:x="7.569cm" svg:y="9.197cm">
            <draw:text-box>
              <text:p><text:span text:style-name="T1">RD</text:span></text:p>
            </draw:text-box>
          </draw:frame>
          <draw:frame draw:style-name="gr33" draw:text-style-name="P3" draw:layer="layout" svg:width="2.022cm" svg:height="0.955cm" svg:x="6.3cm" svg:y="10.545cm">
            <draw:text-box>
              <text:p><text:span text:style-name="T2">Instruction</text:span></text:p>
              <text:p text:style-name="P1"><text:span text:style-name="T2">Memory</text:span></text:p>
            </draw:text-box>
          </draw:frame>
          <draw:frame draw:style-name="gr34" draw:text-style-name="P4" draw:layer="layout" svg:width="0.841cm" svg:height="0.678cm" svg:x="8.259cm" svg:y="8.9cm">
            <draw:text-box>
              <text:p><text:span text:style-name="T3">Instr</text:span></text:p>
            </draw:text-box>
          </draw:frame>
        </draw:g>
        <draw:g>
          <draw:rect draw:style-name="gr35" draw:text-style-name="P5" draw:layer="layout" svg:width="1.6cm" svg:height="4.8cm" svg:x="10.14cm" svg:y="2.1cm">
            <text:p text:style-name="P1"><text:span text:style-name="T2">Control</text:span></text:p>
            <text:p text:style-name="P1"><text:span text:style-name="T2">Unit</text:span></text:p>
          </draw:rect>
          <draw:line draw:style-name="gr36" draw:text-style-name="P1" draw:layer="layout" svg:x1="11.74cm" svg:y1="6.8cm" svg:x2="11.84cm" svg:y2="6.8cm">
            <text:p/>
          </draw:line>
          <draw:line draw:style-name="gr36" draw:text-style-name="P1" draw:layer="layout" svg:x1="11.74cm" svg:y1="6.2cm" svg:x2="11.84cm" svg:y2="6.2cm">
            <text:p/>
          </draw:line>
          <draw:line draw:style-name="gr37" draw:text-style-name="P1" draw:layer="layout" svg:x1="11.74cm" svg:y1="5.6cm" svg:x2="11.84cm" svg:y2="5.6cm">
            <text:p/>
          </draw:line>
          <draw:line draw:style-name="gr36" draw:text-style-name="P1" draw:layer="layout" svg:x1="11.74cm" svg:y1="5cm" svg:x2="11.84cm" svg:y2="5cm">
            <text:p/>
          </draw:line>
          <draw:line draw:style-name="gr36" draw:text-style-name="P1" draw:layer="layout" svg:x1="11.74cm" svg:y1="4.4cm" svg:x2="11.84cm" svg:y2="4.4cm">
            <text:p/>
          </draw:line>
          <draw:line draw:style-name="gr36" draw:text-style-name="P1" draw:layer="layout" svg:x1="11.74cm" svg:y1="3.8cm" svg:x2="11.84cm" svg:y2="3.8cm">
            <text:p/>
          </draw:line>
          <draw:line draw:style-name="gr36" draw:text-style-name="P1" draw:layer="layout" svg:x1="11.74cm" svg:y1="3.2cm" svg:x2="11.84cm" svg:y2="3.2cm">
            <text:p/>
          </draw:line>
          <draw:line draw:style-name="gr36" draw:text-style-name="P1" draw:layer="layout" svg:x1="11.74cm" svg:y1="2.6cm" svg:x2="11.84cm" svg:y2="2.6cm">
            <text:p/>
          </draw:line>
          <draw:frame draw:style-name="gr38" draw:text-style-name="P8" draw:layer="layout" svg:width="1.899cm" svg:height="0.603cm" svg:x="11.569cm" svg:y="2.697cm">
            <draw:text-box>
              <text:p><text:span text:style-name="T7">MemWrite</text:span></text:p>
            </draw:text-box>
          </draw:frame>
          <draw:frame draw:style-name="gr39" draw:text-style-name="P8" draw:layer="layout" svg:width="1.438cm" svg:height="0.603cm" svg:x="11.54cm" svg:y="3.294cm">
            <draw:text-box>
              <text:p><text:span text:style-name="T7">Branch</text:span></text:p>
            </draw:text-box>
          </draw:frame>
          <draw:frame draw:style-name="gr40" draw:text-style-name="P8" draw:layer="layout" svg:width="2.365cm" svg:height="0.678cm" svg:x="11.54cm" svg:y="3.861cm">
            <draw:text-box>
              <text:p><text:span text:style-name="T7">ALUControl</text:span><text:span text:style-name="T8">5:0</text:span></text:p>
            </draw:text-box>
          </draw:frame>
          <draw:frame draw:style-name="gr41" draw:text-style-name="P8" draw:layer="layout" svg:width="1.81cm" svg:height="0.603cm" svg:x="11.54cm" svg:y="4.497cm">
            <draw:text-box>
              <text:p><text:span text:style-name="T7">ALUSrcB</text:span></text:p>
            </draw:text-box>
          </draw:frame>
          <draw:frame draw:style-name="gr42" draw:text-style-name="P8" draw:layer="layout" svg:width="1.793cm" svg:height="0.603cm" svg:x="11.569cm" svg:y="5.094cm">
            <draw:text-box>
              <text:p><text:span text:style-name="T7">ALUSrcA</text:span></text:p>
            </draw:text-box>
          </draw:frame>
          <draw:frame draw:style-name="gr43" draw:text-style-name="P8" draw:layer="layout" svg:width="1.455cm" svg:height="0.603cm" svg:x="11.569cm" svg:y="5.697cm">
            <draw:text-box>
              <text:p><text:span text:style-name="T7">RegDst</text:span></text:p>
            </draw:text-box>
          </draw:frame>
          <draw:frame draw:style-name="gr44" draw:text-style-name="P8" draw:layer="layout" svg:width="1.738cm" svg:height="0.603cm" svg:x="11.569cm" svg:y="6.297cm">
            <draw:text-box>
              <text:p><text:span text:style-name="T7">RegWrite</text:span></text:p>
            </draw:text-box>
          </draw:frame>
          <draw:frame draw:style-name="gr45" draw:text-style-name="P8" draw:layer="layout" svg:width="1.933cm" svg:height="0.603cm" svg:x="11.569cm" svg:y="2.097cm">
            <draw:text-box>
              <text:p><text:span text:style-name="T7">MemtoReg</text:span></text:p>
            </draw:text-box>
          </draw:frame>
          <draw:line draw:style-name="gr36" draw:text-style-name="P1" draw:layer="layout" svg:x1="10.04cm" svg:y1="2.6cm" svg:x2="10.14cm" svg:y2="2.6cm">
            <text:p/>
          </draw:line>
          <draw:line draw:style-name="gr3" draw:text-style-name="P1" draw:layer="layout" svg:x1="10.04cm" svg:y1="5cm" svg:x2="10.14cm" svg:y2="5cm">
            <text:p/>
          </draw:line>
          <draw:line draw:style-name="gr3" draw:text-style-name="P1" draw:layer="layout" svg:x1="10.04cm" svg:y1="5.6cm" svg:x2="10.14cm" svg:y2="5.6cm">
            <text:p/>
          </draw:line>
          <draw:frame draw:style-name="gr6" draw:text-style-name="P8" draw:layer="layout" svg:width="1.192cm" svg:height="0.603cm" svg:x="9.14cm" svg:y="2cm">
            <draw:text-box>
              <text:p><text:span text:style-name="T7">Jump</text:span></text:p>
            </draw:text-box>
          </draw:frame>
          <draw:frame draw:style-name="gr5" draw:text-style-name="P2" draw:layer="layout" svg:width="0.891cm" svg:height="0.603cm" svg:x="9.94cm" svg:y="4.697cm">
            <draw:text-box>
              <text:p><text:span text:style-name="T1">Op</text:span></text:p>
            </draw:text-box>
          </draw:frame>
          <draw:frame draw:style-name="gr46" draw:text-style-name="P2" draw:layer="layout" svg:width="1.226cm" svg:height="0.603cm" svg:x="9.94cm" svg:y="5.297cm">
            <draw:text-box>
              <text:p><text:span text:style-name="T1">Funct</text:span></text:p>
            </draw:text-box>
          </draw:frame>
          <draw:frame draw:style-name="gr10" draw:text-style-name="P4" draw:layer="layout" svg:width="0.921cm" svg:height="0.678cm" svg:x="9.419cm" svg:y="4.4cm">
            <draw:text-box>
              <text:p><text:span text:style-name="T3">31:26</text:span></text:p>
            </draw:text-box>
          </draw:frame>
          <draw:frame draw:style-name="gr47" draw:text-style-name="P4" draw:layer="layout" svg:width="0.739cm" svg:height="0.678cm" svg:x="9.54cm" svg:y="5cm">
            <draw:text-box>
              <text:p><text:span text:style-name="T3">5:0</text:span></text:p>
            </draw:text-box>
          </draw:frame>
        </draw:g>
        <draw:line draw:style-name="gr3" draw:text-style-name="P1" draw:layer="layout" svg:x1="3.6cm" svg:y1="9.5cm" svg:x2="4.1cm" svg:y2="9.5cm">
          <text:p/>
        </draw:line>
        <draw:line draw:style-name="gr3" draw:text-style-name="P1" draw:layer="layout" svg:x1="5.2cm" svg:y1="9.5cm" svg:x2="6cm" svg:y2="9.5cm">
          <text:p/>
        </draw:line>
        <draw:line draw:style-name="gr3" draw:text-style-name="P1" draw:layer="layout" svg:x1="5.5cm" svg:y1="9.5cm" svg:x2="5.5cm" svg:y2="16.3cm">
          <text:p/>
        </draw:line>
        <draw:line draw:style-name="gr3" draw:text-style-name="P1" draw:layer="layout" svg:x1="5.513cm" svg:y1="16.3cm" svg:x2="6.213cm" svg:y2="16.3cm">
          <text:p/>
        </draw:line>
        <draw:line draw:style-name="gr48" draw:text-style-name="P1" draw:layer="layout" svg:x1="8.4cm" svg:y1="9.5cm" svg:x2="9.6cm" svg:y2="9.5cm">
          <text:p/>
        </draw:line>
        <draw:line draw:style-name="gr48" draw:text-style-name="P1" draw:layer="layout" svg:x1="9.6cm" svg:y1="5cm" svg:x2="9.6cm" svg:y2="19.1cm">
          <text:p/>
        </draw:line>
        <draw:line draw:style-name="gr3" draw:text-style-name="P1" draw:layer="layout" svg:x1="9.6cm" svg:y1="9.4cm" svg:x2="10.3cm" svg:y2="9.4cm">
          <text:p/>
        </draw:line>
        <draw:line draw:style-name="gr3" draw:text-style-name="P1" draw:layer="layout" svg:x1="9.6cm" svg:y1="10.5cm" svg:x2="10.3cm" svg:y2="10.5cm">
          <text:p/>
        </draw:line>
        <draw:g>
          <draw:custom-shape draw:style-name="gr49" draw:text-style-name="P1" draw:layer="layout" svg:width="2.2cm" svg:height="0.6cm" draw:transform="rotate (1.5707963267946) translate (14.1cm 14.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13.9cm" svg:y="12.2cm">
            <draw:text-box>
              <text:p><text:span text:style-name="T4">00</text:span></text:p>
              <text:p><text:span text:style-name="T4">01</text:span></text:p>
              <text:p><text:span text:style-name="T6">10</text:span></text:p>
              <text:p><text:span text:style-name="T4"/></text:p>
            </draw:text-box>
          </draw:frame>
          <draw:line draw:style-name="gr3" draw:text-style-name="P1" draw:layer="layout" svg:x1="14.7cm" svg:y1="13cm" svg:x2="14.9cm" svg:y2="13cm">
            <text:p/>
          </draw:line>
          <draw:line draw:style-name="gr3" draw:text-style-name="P1" draw:layer="layout" svg:x1="13.9cm" svg:y1="12.5cm" svg:x2="14.1cm" svg:y2="12.5cm">
            <text:p/>
          </draw:line>
          <draw:line draw:style-name="gr3" draw:text-style-name="P1" draw:layer="layout" svg:x1="13.9cm" svg:y1="12.9cm" svg:x2="14.1cm" svg:y2="12.9cm">
            <text:p/>
          </draw:line>
          <draw:line draw:style-name="gr22" draw:text-style-name="P1" draw:layer="layout" svg:x1="13.9cm" svg:y1="13.2cm" svg:x2="14.1cm" svg:y2="13.2cm">
            <text:p/>
          </draw:line>
          <draw:frame draw:style-name="gr50" draw:text-style-name="P9" draw:layer="layout" svg:width="0.82cm" svg:height="0.603cm" svg:x="13.3cm" svg:y="12.897cm">
            <draw:text-box>
              <text:p><text:span text:style-name="T6">31</text:span></text:p>
            </draw:text-box>
          </draw:frame>
        </draw:g>
        <draw:line draw:style-name="gr3" draw:text-style-name="P1" draw:layer="layout" svg:x1="9.6cm" svg:y1="12.5cm" svg:x2="13.9cm" svg:y2="12.5cm">
          <text:p/>
        </draw:line>
        <draw:line draw:style-name="gr3" draw:text-style-name="P1" draw:layer="layout" svg:x1="9.6cm" svg:y1="12.9cm" svg:x2="13.9cm" svg:y2="12.9cm">
          <text:p/>
        </draw:line>
        <draw:frame draw:style-name="gr10" draw:text-style-name="P4" draw:layer="layout" svg:width="0.921cm" svg:height="0.678cm" svg:x="9.8cm" svg:y="11.9cm">
          <draw:text-box>
            <text:p><text:span text:style-name="T3">20:16</text:span></text:p>
          </draw:text-box>
        </draw:frame>
        <draw:frame draw:style-name="gr10" draw:text-style-name="P4" draw:layer="layout" svg:width="0.921cm" svg:height="0.678cm" svg:x="9.779cm" svg:y="12.3cm">
          <draw:text-box>
            <text:p><text:span text:style-name="T3">15:11</text:span></text:p>
          </draw:text-box>
        </draw:frame>
        <draw:line draw:style-name="gr3" draw:text-style-name="P1" draw:layer="layout" svg:x1="14.9cm" svg:y1="13cm" svg:x2="14.9cm" svg:y2="14.4cm">
          <text:p/>
        </draw:line>
        <draw:line draw:style-name="gr3" draw:text-style-name="P1" draw:layer="layout" svg:x1="9.3cm" svg:y1="14.4cm" svg:x2="14.9cm" svg:y2="14.4cm">
          <text:p/>
        </draw:line>
        <draw:line draw:style-name="gr3" draw:text-style-name="P1" draw:layer="layout" svg:x1="9.3cm" svg:y1="11.2cm" svg:x2="9.3cm" svg:y2="14.4cm">
          <text:p/>
        </draw:line>
        <draw:line draw:style-name="gr3" draw:text-style-name="P1" draw:layer="layout" svg:x1="9.3cm" svg:y1="11.2cm" svg:x2="10.3cm" svg:y2="11.2cm">
          <text:p/>
        </draw:line>
        <draw:line draw:style-name="gr36" draw:text-style-name="P1" draw:layer="layout" svg:x1="12.2cm" svg:y1="6.8cm" svg:x2="12.2cm" svg:y2="8.6cm">
          <text:p/>
        </draw:line>
        <draw:line draw:style-name="gr3" draw:text-style-name="P1" draw:layer="layout" svg:x1="9.6cm" svg:y1="5.6cm" svg:x2="10.1cm" svg:y2="5.6cm">
          <text:p/>
        </draw:line>
        <draw:line draw:style-name="gr3" draw:text-style-name="P1" draw:layer="layout" svg:x1="9.6cm" svg:y1="5cm" svg:x2="10.1cm" svg:y2="5cm">
          <text:p/>
        </draw:line>
        <draw:line draw:style-name="gr51" draw:text-style-name="P1" draw:layer="layout" svg:x1="11.8cm" svg:y1="6.8cm" svg:x2="12.2cm" svg:y2="6.8cm">
          <text:p/>
        </draw:line>
        <draw:line draw:style-name="gr36" draw:text-style-name="P1" draw:layer="layout" svg:x1="14.4cm" svg:y1="6.2cm" svg:x2="14.4cm" svg:y2="12.2cm">
          <text:p/>
        </draw:line>
        <draw:line draw:style-name="gr51" draw:text-style-name="P1" draw:layer="layout" svg:x1="11.8cm" svg:y1="6.2cm" svg:x2="14.4cm" svg:y2="6.2cm">
          <text:p/>
        </draw:line>
        <draw:g>
          <draw:custom-shape draw:style-name="gr52" draw:text-style-name="P1" draw:layer="layout" svg:width="1.4cm" svg:height="0.6cm" draw:transform="rotate (1.5707963267946) translate (16.7cm 10.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6.5cm" svg:y="9cm">
            <draw:text-box>
              <text:p><text:span text:style-name="T4">0</text:span></text:p>
              <text:p><text:span text:style-name="T9">1</text:span></text:p>
            </draw:text-box>
          </draw:frame>
          <draw:line draw:style-name="gr3" draw:text-style-name="P1" draw:layer="layout" svg:x1="17.3cm" svg:y1="9.5cm" svg:x2="17.5cm" svg:y2="9.5cm">
            <text:p/>
          </draw:line>
          <draw:line draw:style-name="gr3" draw:text-style-name="P1" draw:layer="layout" svg:x1="16.5cm" svg:y1="9.3cm" svg:x2="16.7cm" svg:y2="9.3cm">
            <text:p/>
          </draw:line>
          <draw:line draw:style-name="gr3" draw:text-style-name="P1" draw:layer="layout" svg:x1="16.5cm" svg:y1="9.7cm" svg:x2="16.7cm" svg:y2="9.7cm">
            <text:p/>
          </draw:line>
        </draw:g>
        <draw:g>
          <draw:custom-shape draw:style-name="gr52" draw:text-style-name="P1" draw:layer="layout" svg:width="1.6cm" svg:height="0.6cm" svg:x="14.7cm" svg:y="9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5.001cm" svg:y="9.5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14.1cm" svg:y1="9.3cm" svg:x2="16.7cm" svg:y2="9.3cm">
          <text:p/>
        </draw:line>
        <draw:line draw:style-name="gr53" draw:text-style-name="P1" draw:layer="layout" svg:x1="16.2cm" svg:y1="9.7cm" svg:x2="16.7cm" svg:y2="9.7cm">
          <text:p/>
        </draw:line>
        <draw:line draw:style-name="gr53" draw:text-style-name="P1" draw:layer="layout" svg:x1="14.6cm" svg:y1="9.7cm" svg:x2="15cm" svg:y2="9.7cm">
          <text:p/>
        </draw:line>
        <draw:line draw:style-name="gr53" draw:text-style-name="P1" draw:layer="layout" svg:x1="14.6cm" svg:y1="9.3cm" svg:x2="14.6cm" svg:y2="9.7cm">
          <text:p/>
        </draw:line>
        <draw:line draw:style-name="gr37" draw:text-style-name="P1" draw:layer="layout" svg:x1="17cm" svg:y1="5.6cm" svg:x2="17cm" svg:y2="9cm">
          <text:p/>
        </draw:line>
        <draw:line draw:style-name="gr54" draw:text-style-name="P1" draw:layer="layout" svg:x1="11.8cm" svg:y1="5.6cm" svg:x2="17cm" svg:y2="5.6cm">
          <text:p/>
        </draw:line>
        <draw:line draw:style-name="gr3" draw:text-style-name="P1" draw:layer="layout" svg:x1="14.1cm" svg:y1="10.5cm" svg:x2="17.2cm" svg:y2="10.5cm">
          <text:p/>
        </draw:line>
        <draw:line draw:style-name="gr36" draw:text-style-name="P1" draw:layer="layout" svg:x1="17.7cm" svg:y1="5cm" svg:x2="17.7cm" svg:y2="10.2cm">
          <text:p/>
        </draw:line>
        <draw:line draw:style-name="gr51" draw:text-style-name="P1" draw:layer="layout" svg:x1="11.8cm" svg:y1="5cm" svg:x2="17.7cm" svg:y2="5cm">
          <text:p/>
        </draw:line>
        <draw:line draw:style-name="gr3" draw:text-style-name="P1" draw:layer="layout" svg:x1="9.6cm" svg:y1="15.8cm" svg:x2="12.1cm" svg:y2="15.8cm">
          <text:p/>
        </draw:line>
        <draw:line draw:style-name="gr55" draw:text-style-name="P1" draw:layer="layout" svg:x1="10.6cm" svg:y1="16.9cm" svg:x2="12.1cm" svg:y2="16.9cm">
          <text:p/>
        </draw:line>
        <draw:line draw:style-name="gr3" draw:text-style-name="P1" draw:layer="layout" svg:x1="9.6cm" svg:y1="15.8cm" svg:x2="12.1cm" svg:y2="15.8cm">
          <text:p/>
        </draw:line>
        <draw:frame draw:style-name="gr56" draw:text-style-name="P4" draw:layer="layout" svg:width="0.828cm" svg:height="0.678cm" svg:x="9.8cm" svg:y="15.2cm">
          <draw:text-box>
            <text:p><text:span text:style-name="T3">15:0</text:span></text:p>
          </draw:text-box>
        </draw:frame>
        <draw:line draw:style-name="gr3" draw:text-style-name="P1" draw:layer="layout" svg:x1="10.6cm" svg:y1="15.8cm" svg:x2="10.6cm" svg:y2="17.8cm">
          <text:p/>
        </draw:line>
        <draw:line draw:style-name="gr3" draw:text-style-name="P1" draw:layer="layout" svg:x1="14.8cm" svg:y1="15.8cm" svg:x2="17.3cm" svg:y2="15.8cm">
          <text:p/>
        </draw:line>
        <draw:line draw:style-name="gr3" draw:text-style-name="P1" draw:layer="layout" svg:x1="16.5cm" svg:y1="10.9cm" svg:x2="17.3cm" svg:y2="10.9cm">
          <text:p/>
        </draw:line>
        <draw:line draw:style-name="gr55" draw:text-style-name="P1" draw:layer="layout" svg:x1="16.9cm" svg:y1="11.2cm" svg:x2="16.9cm" svg:y2="16.9cm">
          <text:p/>
        </draw:line>
        <draw:line draw:style-name="gr55" draw:text-style-name="P1" draw:layer="layout" svg:x1="14.8cm" svg:y1="16.9cm" svg:x2="16.9cm" svg:y2="16.9cm">
          <text:p/>
        </draw:line>
        <draw:line draw:style-name="gr55" draw:text-style-name="P1" draw:layer="layout" svg:x1="16.9cm" svg:y1="11.2cm" svg:x2="17.3cm" svg:y2="11.2cm">
          <text:p/>
        </draw:line>
        <draw:line draw:style-name="gr3" draw:text-style-name="P1" draw:layer="layout" svg:x1="16.5cm" svg:y1="10.9cm" svg:x2="16.5cm" svg:y2="15.8cm">
          <text:p/>
        </draw:line>
        <draw:g>
          <draw:custom-shape draw:style-name="gr2" draw:text-style-name="P1" draw:layer="layout" svg:width="1.6cm" svg:height="0.6cm" svg:x="17.1cm" svg:y="15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7.401cm" svg:y="15.5cm">
            <draw:text-box>
              <text:p><text:span text:style-name="T4">&lt;&lt; 2</text:span></text:p>
            </draw:text-box>
          </draw:frame>
        </draw:g>
        <draw:g>
          <draw:custom-shape draw:style-name="gr2" draw:text-style-name="P1" draw:layer="layout" svg:width="2cm" svg:height="1cm" draw:transform="rotate (1.5707963267946) translate (19.106cm 17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106cm 16.5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8.9cm" svg:y="16.2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106cm" svg:y1="16.4cm" svg:x2="20.206cm" svg:y2="16.4cm">
            <text:p/>
          </draw:line>
          <draw:line draw:style-name="gr3" draw:text-style-name="P1" draw:layer="layout" svg:x1="19.006cm" svg:y1="15.8cm" svg:x2="19.106cm" svg:y2="15.8cm">
            <text:p/>
          </draw:line>
          <draw:line draw:style-name="gr3" draw:text-style-name="P1" draw:layer="layout" svg:x1="19.006cm" svg:y1="16.9cm" svg:x2="19.106cm" svg:y2="16.9cm">
            <text:p/>
          </draw:line>
          <draw:frame draw:style-name="gr31" draw:text-style-name="P3" draw:layer="layout" svg:width="0.684cm" svg:height="0.603cm" svg:x="19.441cm" svg:y="16.097cm">
            <draw:text-box>
              <text:p><text:span text:style-name="T2">+</text:span></text:p>
            </draw:text-box>
          </draw:frame>
        </draw:g>
        <draw:line draw:style-name="gr3" draw:text-style-name="P1" draw:layer="layout" svg:x1="18.5cm" svg:y1="15.8cm" svg:x2="19cm" svg:y2="15.8cm">
          <text:p/>
        </draw:line>
        <draw:g>
          <draw:custom-shape draw:style-name="gr57" draw:text-style-name="P1" draw:layer="layout" svg:width="2.2cm" svg:height="0.6cm" draw:transform="rotate (1.5707963267946) translate (2.9cm 10.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.7cm" svg:y="8.7cm">
            <draw:text-box>
              <text:p><text:span text:style-name="T4">00</text:span></text:p>
              <text:p><text:span text:style-name="T4">01</text:span></text:p>
              <text:p><text:span text:style-name="T10">10</text:span></text:p>
              <text:p><text:span text:style-name="T4"/></text:p>
            </draw:text-box>
          </draw:frame>
          <draw:line draw:style-name="gr3" draw:text-style-name="P1" draw:layer="layout" svg:x1="3.5cm" svg:y1="9.5cm" svg:x2="3.7cm" svg:y2="9.5cm">
            <text:p/>
          </draw:line>
          <draw:line draw:style-name="gr3" draw:text-style-name="P1" draw:layer="layout" svg:x1="2.7cm" svg:y1="9cm" svg:x2="2.9cm" svg:y2="9cm">
            <text:p/>
          </draw:line>
          <draw:line draw:style-name="gr3" draw:text-style-name="P1" draw:layer="layout" svg:x1="2.7cm" svg:y1="9.4cm" svg:x2="2.9cm" svg:y2="9.4cm">
            <text:p/>
          </draw:line>
          <draw:line draw:style-name="gr58" draw:text-style-name="P1" draw:layer="layout" svg:x1="2.7cm" svg:y1="9.7cm" svg:x2="2.9cm" svg:y2="9.7cm">
            <text:p/>
          </draw:line>
        </draw:g>
        <draw:line draw:style-name="gr58" draw:text-style-name="P1" draw:layer="layout" svg:x1="2.7cm" svg:y1="7.7cm" svg:x2="2.7cm" svg:y2="9.7cm">
          <text:p/>
        </draw:line>
        <draw:line draw:style-name="gr3" draw:text-style-name="P1" draw:layer="layout" svg:x1="2.4cm" svg:y1="9.4cm" svg:x2="2.4cm" svg:y2="19.7cm">
          <text:p/>
        </draw:line>
        <draw:line draw:style-name="gr3" draw:text-style-name="P1" draw:layer="layout" svg:x1="2.4cm" svg:y1="9.4cm" svg:x2="2.8cm" svg:y2="9.4cm">
          <text:p/>
        </draw:line>
        <draw:line draw:style-name="gr3" draw:text-style-name="P1" draw:layer="layout" svg:x1="2.2cm" svg:y1="9cm" svg:x2="2.7cm" svg:y2="9cm">
          <text:p/>
        </draw:line>
        <draw:line draw:style-name="gr3" draw:text-style-name="P1" draw:layer="layout" svg:x1="18.6cm" svg:y1="16.9cm" svg:x2="19cm" svg:y2="16.9cm">
          <text:p/>
        </draw:line>
        <draw:line draw:style-name="gr3" draw:text-style-name="P1" draw:layer="layout" svg:x1="18.6cm" svg:y1="16.9cm" svg:x2="18.6cm" svg:y2="18.3cm">
          <text:p/>
        </draw:line>
        <draw:line draw:style-name="gr3" draw:text-style-name="P1" draw:layer="layout" svg:x1="1.4cm" svg:y1="18.3cm" svg:x2="18.6cm" svg:y2="18.3cm">
          <text:p/>
        </draw:line>
        <draw:line draw:style-name="gr3" draw:text-style-name="P1" draw:layer="layout" svg:x1="7.213cm" svg:y1="16.9cm" svg:x2="7.913cm" svg:y2="16.9cm">
          <text:p/>
        </draw:line>
        <draw:line draw:style-name="gr3" draw:text-style-name="P1" draw:layer="layout" svg:x1="7.9cm" svg:y1="16.9cm" svg:x2="7.9cm" svg:y2="18.3cm">
          <text:p/>
        </draw:line>
        <draw:line draw:style-name="gr3" draw:text-style-name="P1" draw:layer="layout" svg:x1="1.1cm" svg:y1="9.2cm" svg:x2="1.4cm" svg:y2="9.2cm">
          <text:p/>
        </draw:line>
        <draw:line draw:style-name="gr3" draw:text-style-name="P1" draw:layer="layout" svg:x1="1.4cm" svg:y1="8.8cm" svg:x2="1.4cm" svg:y2="18.3cm">
          <text:p/>
        </draw:line>
        <draw:line draw:style-name="gr3" draw:text-style-name="P1" draw:layer="layout" svg:x1="20.2cm" svg:y1="16.4cm" svg:x2="21.3cm" svg:y2="16.4cm">
          <text:p/>
        </draw:line>
        <draw:line draw:style-name="gr3" draw:text-style-name="P1" draw:layer="layout" svg:x1="21.3cm" svg:y1="16.4cm" svg:x2="21.3cm" svg:y2="18.6cm">
          <text:p/>
        </draw:line>
        <draw:line draw:style-name="gr3" draw:text-style-name="P1" draw:layer="layout" svg:x1="1.1cm" svg:y1="18.6cm" svg:x2="21.3cm" svg:y2="18.6cm">
          <text:p/>
        </draw:line>
        <draw:line draw:style-name="gr3" draw:text-style-name="P1" draw:layer="layout" svg:x1="1.1cm" svg:y1="9.2cm" svg:x2="1.1cm" svg:y2="18.6cm">
          <text:p/>
        </draw:line>
        <draw:g>
          <draw:custom-shape draw:style-name="gr2" draw:text-style-name="P1" draw:layer="layout" svg:width="1.6cm" svg:height="0.6cm" svg:x="10.7cm" svg:y="18.8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1.001cm" svg:y="18.8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9.6cm" svg:y1="19.1cm" svg:x2="10.9cm" svg:y2="19.1cm">
          <text:p/>
        </draw:line>
        <draw:frame draw:style-name="gr56" draw:text-style-name="P4" draw:layer="layout" svg:width="0.828cm" svg:height="0.678cm" svg:x="9.872cm" svg:y="18.5cm">
          <draw:text-box>
            <text:p><text:span text:style-name="T3">25:0</text:span></text:p>
          </draw:text-box>
        </draw:frame>
        <draw:line draw:style-name="gr3" draw:text-style-name="P1" draw:layer="layout" svg:x1="12.1cm" svg:y1="19.1cm" svg:x2="12.5cm" svg:y2="19.1cm">
          <text:p/>
        </draw:line>
        <draw:line draw:style-name="gr3" draw:text-style-name="P1" draw:layer="layout" svg:x1="12.5cm" svg:y1="19.1cm" svg:x2="12.5cm" svg:y2="19.7cm">
          <text:p/>
        </draw:line>
        <draw:line draw:style-name="gr3" draw:text-style-name="P1" draw:layer="layout" svg:x1="2.4cm" svg:y1="19.7cm" svg:x2="12.5cm" svg:y2="19.7cm">
          <text:p/>
        </draw:line>
        <draw:line draw:style-name="gr36" draw:text-style-name="P1" draw:layer="layout" svg:x1="3.2cm" svg:y1="2.6cm" svg:x2="10.1cm" svg:y2="2.6cm">
          <text:p/>
        </draw:line>
        <draw:line draw:style-name="gr36" draw:text-style-name="P1" draw:layer="layout" svg:x1="3.2cm" svg:y1="2.6cm" svg:x2="3.2cm" svg:y2="8.7cm">
          <text:p/>
        </draw:line>
        <draw:line draw:style-name="gr36" draw:text-style-name="P1" draw:layer="layout" svg:x1="1.9cm" svg:y1="1.8cm" svg:x2="1.9cm" svg:y2="8.5cm">
          <text:p/>
        </draw:line>
        <draw:line draw:style-name="gr36" draw:text-style-name="P1" draw:layer="layout" svg:x1="1.9cm" svg:y1="1.8cm" svg:x2="24.6cm" svg:y2="1.8cm">
          <text:p/>
        </draw:line>
        <draw:line draw:style-name="gr58" draw:text-style-name="P1" draw:layer="layout" svg:x1="2.7cm" svg:y1="7.7cm" svg:x2="14.1cm" svg:y2="7.7cm">
          <text:p/>
        </draw:line>
        <draw:line draw:style-name="gr58" draw:text-style-name="P1" draw:layer="layout" svg:x1="14.1cm" svg:y1="7.7cm" svg:x2="14.1cm" svg:y2="9.3cm">
          <text:p/>
        </draw:line>
        <draw:line draw:style-name="gr3" draw:text-style-name="P1" draw:layer="layout" svg:x1="8.8cm" svg:y1="11.6cm" svg:x2="10.4cm" svg:y2="11.6cm">
          <text:p/>
        </draw:line>
        <draw:line draw:style-name="gr3" draw:text-style-name="P1" draw:layer="layout" svg:x1="8.8cm" svg:y1="11.6cm" svg:x2="8.8cm" svg:y2="20.1cm">
          <text:p/>
        </draw:line>
        <draw:line draw:style-name="gr3" draw:text-style-name="P1" draw:layer="layout" svg:x1="8.8cm" svg:y1="20.1cm" svg:x2="26.94cm" svg:y2="20.1cm">
          <text:p/>
        </draw:line>
        <draw:line draw:style-name="gr3" draw:text-style-name="P1" draw:layer="layout" svg:x1="3.1cm" svg:y1="17.8cm" svg:x2="3.1cm" svg:y2="18.3cm">
          <text:p/>
        </draw:line>
        <draw:frame draw:style-name="gr10" draw:text-style-name="P4" draw:layer="layout" svg:width="0.921cm" svg:height="0.678cm" svg:x="2.9cm" svg:y="17.6cm">
          <draw:text-box>
            <text:p><text:span text:style-name="T3">31:28</text:span></text:p>
          </draw:text-box>
        </draw:frame>
        <draw:frame draw:style-name="gr56" draw:text-style-name="P4" draw:layer="layout" svg:width="0.828cm" svg:height="0.678cm" svg:x="1.772cm" svg:y="17.6cm">
          <draw:text-box>
            <text:p><text:span text:style-name="T3">27:0</text:span></text:p>
          </draw:text-box>
        </draw:frame>
        <draw:line draw:style-name="gr3" draw:text-style-name="P1" draw:layer="layout" svg:x1="2.4cm" svg:y1="17.8cm" svg:x2="3.1cm" svg:y2="17.8cm">
          <text:p/>
        </draw:line>
        <draw:frame draw:style-name="gr59" draw:text-style-name="P2" draw:layer="layout" svg:width="1.582cm" svg:height="0.603cm" svg:x="2.218cm" svg:y="13.997cm">
          <draw:text-box>
            <text:p><text:span text:style-name="T1">PCJump</text:span></text:p>
          </draw:text-box>
        </draw:frame>
        <draw:line draw:style-name="gr21" draw:text-style-name="P1" draw:layer="layout" svg:x1="10.6cm" svg:y1="17.8cm" svg:x2="13.4cm" svg:y2="17.8cm">
          <text:p/>
        </draw:line>
        <draw:line draw:style-name="gr21" draw:text-style-name="P1" draw:layer="layout" svg:x1="14.6cm" svg:y1="17.8cm" svg:x2="25cm" svg:y2="17.8cm">
          <text:p/>
        </draw:line>
        <draw:line draw:style-name="gr60" draw:text-style-name="P1" draw:layer="layout" svg:x1="9.6cm" svg:y1="14.9cm" svg:x2="19.7cm" svg:y2="14.9cm">
          <text:p/>
        </draw:line>
        <draw:frame draw:style-name="gr56" draw:text-style-name="P4" draw:layer="layout" svg:width="0.828cm" svg:height="0.678cm" svg:x="9.8cm" svg:y="14.3cm">
          <draw:text-box>
            <text:p><text:span text:style-name="T3">10:6</text:span></text:p>
          </draw:text-box>
        </draw:frame>
        <draw:line draw:style-name="gr3" draw:text-style-name="P1" draw:layer="layout" svg:x1="17.5cm" svg:y1="9.5cm" svg:x2="19.1cm" svg:y2="9.5cm">
          <text:p/>
        </draw:line>
        <draw:line draw:style-name="gr36" draw:text-style-name="P1" draw:layer="layout" svg:x1="19.7cm" svg:y1="4.4cm" svg:x2="19.7cm" svg:y2="9.3cm">
          <text:p/>
        </draw:line>
        <draw:line draw:style-name="gr60" draw:text-style-name="P1" draw:layer="layout" svg:x1="19.7cm" svg:y1="11.1cm" svg:x2="19.7cm" svg:y2="14.9cm">
          <text:p/>
        </draw:line>
        <draw:line draw:style-name="gr51" draw:text-style-name="P1" draw:layer="layout" svg:x1="11.7cm" svg:y1="4.4cm" svg:x2="19.7cm" svg:y2="4.4cm">
          <text:p/>
        </draw:line>
        <draw:line draw:style-name="gr3" draw:text-style-name="P1" draw:layer="layout" svg:x1="20.2cm" svg:y1="10.2cm" svg:x2="22.2cm" svg:y2="10.2cm">
          <text:p/>
        </draw:line>
        <draw:line draw:style-name="gr3" draw:text-style-name="P1" draw:layer="layout" svg:x1="15.5cm" svg:y1="10.5cm" svg:x2="15.5cm" svg:y2="11.9cm">
          <text:p/>
        </draw:line>
        <draw:line draw:style-name="gr3" draw:text-style-name="P1" draw:layer="layout" svg:x1="15.5cm" svg:y1="11.9cm" svg:x2="22.2cm" svg:y2="11.9cm">
          <text:p/>
        </draw:line>
        <draw:g>
          <draw:custom-shape draw:style-name="gr28" draw:text-style-name="P1" draw:layer="layout" svg:width="2.176cm" svg:height="0.594cm" draw:transform="rotate (1.5707963267946) translate (17.353cm 12.08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1" draw:text-style-name="P6" draw:layer="layout" svg:width="0.902cm" svg:height="1.823cm" svg:x="17.155cm" svg:y="10.209cm">
            <draw:text-box>
              <text:p><text:span text:style-name="T4">00</text:span></text:p>
              <text:p><text:span text:style-name="T4">01</text:span></text:p>
              <text:p><text:span text:style-name="T11">10</text:span></text:p>
              <text:p><text:span text:style-name="T4"/></text:p>
            </draw:text-box>
          </draw:frame>
          <draw:line draw:style-name="gr3" draw:text-style-name="P1" draw:layer="layout" svg:x1="17.947cm" svg:y1="11cm" svg:x2="18.145cm" svg:y2="11cm">
            <text:p/>
          </draw:line>
          <draw:line draw:style-name="gr3" draw:text-style-name="P1" draw:layer="layout" svg:x1="17.155cm" svg:y1="10.505cm" svg:x2="17.353cm" svg:y2="10.505cm">
            <text:p/>
          </draw:line>
          <draw:line draw:style-name="gr3" draw:text-style-name="P1" draw:layer="layout" svg:x1="17.155cm" svg:y1="10.901cm" svg:x2="17.353cm" svg:y2="10.901cm">
            <text:p/>
          </draw:line>
          <draw:line draw:style-name="gr55" draw:text-style-name="P1" draw:layer="layout" svg:x1="17.155cm" svg:y1="11.198cm" svg:x2="17.353cm" svg:y2="11.198cm">
            <text:p/>
          </draw:line>
        </draw:g>
        <draw:line draw:style-name="gr51" draw:text-style-name="P1" draw:layer="layout" svg:x1="11.8cm" svg:y1="3.8cm" svg:x2="22.5cm" svg:y2="3.8cm">
          <text:p/>
        </draw:line>
        <draw:line draw:style-name="gr3" draw:text-style-name="P1" draw:layer="layout" svg:x1="20.1cm" svg:y1="9.6cm" svg:x2="21.3cm" svg:y2="9.6cm">
          <text:p/>
        </draw:line>
        <draw:line draw:style-name="gr3" draw:text-style-name="P1" draw:layer="layout" svg:x1="21.3cm" svg:y1="4.2cm" svg:x2="21.3cm" svg:y2="9.6cm">
          <text:p/>
        </draw:line>
        <draw:line draw:style-name="gr3" draw:text-style-name="P1" draw:layer="layout" svg:x1="21.3cm" svg:y1="4.2cm" svg:x2="22.5cm" svg:y2="4.2cm">
          <text:p/>
        </draw:line>
        <draw:line draw:style-name="gr51" draw:text-style-name="P1" draw:layer="layout" svg:x1="23.5cm" svg:y1="4cm" svg:x2="24.6cm" svg:y2="4cm">
          <text:p/>
        </draw:line>
        <draw:line draw:style-name="gr36" draw:text-style-name="P1" draw:layer="layout" svg:x1="24.6cm" svg:y1="1.8cm" svg:x2="24.6cm" svg:y2="4cm">
          <text:p/>
        </draw:line>
        <draw:line draw:style-name="gr51" draw:text-style-name="P1" draw:layer="layout" svg:x1="11.7cm" svg:y1="3.2cm" svg:x2="23.8cm" svg:y2="3.2cm">
          <text:p/>
        </draw:line>
        <draw:line draw:style-name="gr36" draw:text-style-name="P1" draw:layer="layout" svg:x1="23.8cm" svg:y1="3.2cm" svg:x2="23.8cm" svg:y2="9.4cm">
          <text:p/>
        </draw:line>
        <draw:frame draw:style-name="gr62" draw:text-style-name="P8" draw:layer="layout" svg:width="1.332cm" svg:height="0.603cm" svg:x="24.168cm" svg:y="3.897cm">
          <draw:text-box>
            <text:p><text:span text:style-name="T7">PCSrc</text:span></text:p>
          </draw:text-box>
        </draw:frame>
        <draw:line draw:style-name="gr3" draw:text-style-name="P1" draw:layer="layout" svg:x1="21.9cm" svg:y1="8.8cm" svg:x2="21.9cm" svg:y2="10.2cm">
          <text:p/>
        </draw:line>
        <draw:line draw:style-name="gr3" draw:text-style-name="P1" draw:layer="layout" svg:x1="21.9cm" svg:y1="8.8cm" svg:x2="25.6cm" svg:y2="8.8cm">
          <text:p/>
        </draw:line>
        <draw:line draw:style-name="gr3" draw:text-style-name="P1" draw:layer="layout" svg:x1="25.6cm" svg:y1="9.8cm" svg:x2="25.8cm" svg:y2="9.8cm">
          <text:p/>
        </draw:line>
        <draw:line draw:style-name="gr3" draw:text-style-name="P1" draw:layer="layout" svg:x1="25.6cm" svg:y1="8.8cm" svg:x2="25.6cm" svg:y2="9.8cm">
          <text:p/>
        </draw:line>
        <draw:line draw:style-name="gr3" draw:text-style-name="P1" draw:layer="layout" svg:x1="24.7cm" svg:y1="10.2cm" svg:x2="25.8cm" svg:y2="10.2cm">
          <text:p/>
        </draw:line>
        <draw:line draw:style-name="gr21" draw:text-style-name="P1" draw:layer="layout" svg:x1="25cm" svg:y1="10.5cm" svg:x2="25.8cm" svg:y2="10.5cm">
          <text:p/>
        </draw:line>
        <draw:line draw:style-name="gr22" draw:text-style-name="P1" draw:layer="layout" svg:x1="25.4cm" svg:y1="10.9cm" svg:x2="25.9cm" svg:y2="10.9cm">
          <text:p/>
        </draw:line>
        <draw:line draw:style-name="gr21" draw:text-style-name="P1" draw:layer="layout" svg:x1="25cm" svg:y1="10.5cm" svg:x2="25cm" svg:y2="17.8cm">
          <text:p/>
        </draw:line>
        <draw:line draw:style-name="gr22" draw:text-style-name="P1" draw:layer="layout" svg:x1="25.4cm" svg:y1="10.9cm" svg:x2="25.4cm" svg:y2="18.3cm">
          <text:p/>
        </draw:line>
        <draw:line draw:style-name="gr3" draw:text-style-name="P1" draw:layer="layout" svg:x1="26.6cm" svg:y1="10.3cm" svg:x2="26.9cm" svg:y2="10.3cm">
          <text:p/>
        </draw:line>
        <draw:line draw:style-name="gr3" draw:text-style-name="P1" draw:layer="layout" svg:x1="26.9cm" svg:y1="10.3cm" svg:x2="26.9cm" svg:y2="20.1cm">
          <text:p/>
        </draw:line>
        <draw:frame draw:style-name="gr63" draw:text-style-name="P10" draw:layer="layout" svg:width="2.838cm" svg:height="3.151cm" svg:x="3.9cm" svg:y="3.229cm">
          <draw:text-box>
            <text:p><text:span text:style-name="T12">jr</text:span></text:p>
            <text:p><text:span text:style-name="T13">andi, ori</text:span></text:p>
            <text:p><text:span text:style-name="T14">jal</text:span></text:p>
            <text:p><text:span text:style-name="T15">lui</text:span></text:p>
            <text:p><text:span text:style-name="T16">sll</text:span></text:p>
            <text:p><text:span text:style-name="T17">indexIntAdr</text:span></text:p>
          </draw:text-box>
        </draw:frame>
        <draw:line draw:style-name="gr22" draw:text-style-name="P1" draw:layer="layout" svg:x1="18.6cm" svg:y1="18.3cm" svg:x2="25.4cm" svg:y2="18.3cm">
          <text:p/>
        </draw:line>
        <draw:line draw:style-name="gr51" draw:text-style-name="P1" draw:layer="layout" svg:x1="11.8cm" svg:y1="2.6cm" svg:x2="26.2cm" svg:y2="2.6cm">
          <text:p/>
        </draw:line>
        <draw:line draw:style-name="gr36" draw:text-style-name="P1" draw:layer="layout" svg:x1="26.2cm" svg:y1="2.6cm" svg:x2="26.2cm" svg:y2="9.5cm">
          <text:p/>
        </draw:line>
        <draw:frame draw:style-name="gr64" draw:text-style-name="P2" draw:layer="layout" svg:width="1.315cm" svg:height="0.603cm" svg:x="26.3cm" svg:y="9.797cm">
          <draw:text-box>
            <text:p><text:span text:style-name="T1">Result</text:span></text:p>
          </draw:text-box>
        </draw:frame>
        <draw:frame draw:style-name="gr65" draw:text-style-name="P2" draw:layer="layout" svg:width="1.755cm" svg:height="0.603cm" svg:x="24.345cm" svg:y="9.697cm">
          <draw:text-box>
            <text:p><text:span text:style-name="T1">ReadData</text:span></text:p>
          </draw:text-box>
        </draw:frame>
        <draw:frame draw:style-name="gr41" draw:text-style-name="P2" draw:layer="layout" svg:width="1.81cm" svg:height="0.603cm" svg:x="20cm" svg:y="15.897cm">
          <draw:text-box>
            <text:p><text:span text:style-name="T1">PCBranch</text:span></text:p>
          </draw:text-box>
        </draw:frame>
        <draw:frame draw:style-name="gr66" draw:text-style-name="P2" draw:layer="layout" svg:width="1.827cm" svg:height="0.603cm" svg:x="20.2cm" svg:y="11.397cm">
          <draw:text-box>
            <text:p><text:span text:style-name="T1">WriteData</text:span></text:p>
          </draw:text-box>
        </draw:frame>
        <draw:frame draw:style-name="gr67" draw:text-style-name="P2" draw:layer="layout" svg:width="1.967cm" svg:height="0.603cm" svg:x="19.936cm" svg:y="9.7cm">
          <draw:text-box>
            <text:p><text:span text:style-name="T1">ALUResult</text:span></text:p>
          </draw:text-box>
        </draw:frame>
        <draw:frame draw:style-name="gr8" draw:text-style-name="P2" draw:layer="layout" svg:width="1.154cm" svg:height="0.603cm" svg:x="17.973cm" svg:y="8.997cm">
          <draw:text-box>
            <text:p><text:span text:style-name="T1">SrcA</text:span></text:p>
          </draw:text-box>
        </draw:frame>
        <draw:frame draw:style-name="gr4" draw:text-style-name="P2" draw:layer="layout" svg:width="1.137cm" svg:height="0.603cm" svg:x="18cm" svg:y="10.497cm">
          <draw:text-box>
            <text:p><text:span text:style-name="T1">SrcB</text:span></text:p>
          </draw:text-box>
        </draw:frame>
        <draw:frame draw:style-name="gr68" draw:text-style-name="P2" draw:layer="layout" svg:width="1.687cm" svg:height="0.603cm" svg:x="14.7cm" svg:y="15.197cm">
          <draw:text-box>
            <text:p><text:span text:style-name="T1">SignImm</text:span></text:p>
          </draw:text-box>
        </draw:frame>
        <draw:frame draw:style-name="gr69" draw:text-style-name="P2" draw:layer="layout" svg:width="2.022cm" svg:height="0.603cm" svg:x="14.7cm" svg:y="16.3cm">
          <draw:text-box>
            <text:p><text:span text:style-name="T1">ZeroImm</text:span></text:p>
          </draw:text-box>
        </draw:frame>
        <draw:frame draw:style-name="gr70" draw:text-style-name="P2" draw:layer="layout" svg:width="1.975cm" svg:height="0.7cm" svg:x="10.7cm" svg:y="13.7cm">
          <draw:text-box>
            <text:p><text:span text:style-name="T1">WriteReg</text:span><text:span text:style-name="T3">4:0</text:span></text:p>
          </draw:text-box>
        </draw:frame>
        <draw:frame draw:style-name="gr64" draw:text-style-name="P2" draw:layer="layout" svg:width="1.315cm" svg:height="0.603cm" svg:x="18.185cm" svg:y="14.397cm">
          <draw:text-box>
            <text:p><text:span text:style-name="T1">Shamt</text:span></text:p>
          </draw:text-box>
        </draw:frame>
        <draw:frame draw:style-name="gr38" draw:text-style-name="P2" draw:layer="layout" svg:width="1.899cm" svg:height="0.603cm" svg:x="14.7cm" svg:y="17.2cm">
          <draw:text-box>
            <text:p><text:span text:style-name="T1">UpperImm</text:span></text:p>
          </draw:text-box>
        </draw:frame>
        <draw:line draw:style-name="gr3" draw:text-style-name="P1" draw:layer="layout" svg:x1="18cm" svg:y1="11cm" svg:x2="19.1cm" svg:y2="11cm">
          <text:p/>
        </draw:line>
        <draw:frame draw:style-name="gr32" draw:text-style-name="P2" draw:layer="layout" svg:width="1.387cm" svg:height="0.603cm" svg:x="23.5cm" svg:y="17.797cm">
          <draw:text-box>
            <text:p><text:span text:style-name="T1">PC +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t YourBusiness</meta:initial-creator>
    <meta:creation-date>2018-04-12T10:43:23</meta:creation-date>
    <dc:date>2018-04-14T09:00:48</dc:date>
    <dc:creator>Not YourBusiness</dc:creator>
    <meta:editing-duration>PT6H52S</meta:editing-duration>
    <meta:editing-cycles>92</meta:editing-cycles>
    <meta:generator>OpenOffice/4.1.5$Unix OpenOffice.org_project/415m1$Build-9789</meta:generator>
    <meta:document-statistic meta:object-count="297"/>
  </office:meta>
</office:document-meta>
</file>